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3.591cm"/>
    </style:style>
    <style:style style:name="co9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2" office:value-type="string" calcext:value-type="string" table:number-columns-spanned="2" table:number-rows-spanned="1">
            <text:p>member_information(会員情報)</text:p>
          </table:table-cell>
          <table:covered-table-cell table:style-name="ce1"/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/>
        </table:table-row>
        <table:table-row table:style-name="ro1">
          <table:table-cell table:style-name="ce1" office:value-type="string" calcext:value-type="string">
            <text:p>名前</text:p>
          </table:table-cell>
          <table:table-cell table:style-name="ce3"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住所</text:p>
          </table:table-cell>
          <table:table-cell table:style-name="ce3"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電話番号</text:p>
          </table:table-cell>
          <table:table-cell table:style-name="ce3"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E-mail</text:p>
          </table:table-cell>
          <table:table-cell table:style-name="ce3"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誕生日</text:p>
          </table:table-cell>
          <table:table-cell table:style-name="ce3"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table:style-name="ce3" table:number-columns-repeated="2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登録日</text:p>
          </table:table-cell>
          <table:table-cell table:style-name="ce3"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退会日</text:p>
          </table:table-cell>
          <table:table-cell table:style-name="ce3"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ログインID</text:p>
          </table:table-cell>
          <table:table-cell table:style-name="ce3" office:value-type="string" calcext:value-type="string">
            <text:p>rogin_id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パスワード</text:p>
          </table:table-cell>
          <table:table-cell table:style-name="ce3"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9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</table:table>
      <table:table table:name="宿情報" table:style-name="ta1">
        <table:table-column table:style-name="co3" table:default-cell-style-name="ce1"/>
        <table:table-column table:style-name="co4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宿の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予約日</text:p>
          </table:table-cell>
          <table:table-cell office:value-type="string" calcext:value-type="string">
            <text:p>r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table table:name="キャンセル待ち管理" table:style-name="ta1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4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 number:style="long"/>
      <number:text>/</number:text>
      <number:day number:style="long"/>
      <number:text>/</number:text>
      <number:year/>
    </number:date-style>
    <number:date-style style:name="N129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0">
      <number:year number:style="long"/>
      <number:text>年</number:text>
      <number:month number:style="long"/>
      <number:text>月</number:text>
    </number:date-style>
    <number:date-style style:name="N131">
      <number:month number:style="long"/>
      <number:text>月</number:text>
      <number:day number:style="long"/>
      <number:text>日</number:text>
    </number:dat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8T15:47:40.409000000</dc:date>
    <meta:editing-duration>PT11M12S</meta:editing-duration>
    <meta:editing-cycles>1</meta:editing-cycles>
    <meta:document-statistic meta:table-count="4" meta:cell-count="160" meta:object-count="0"/>
    <meta:generator>LibreOffice/7.2.5.2$Windows_X86_64 LibreOffice_project/499f9727c189e6ef3471021d6132d4c694f357e5</meta:generator>
  </office:meta>
</office:document-meta>
</file>